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2.1043in"/>
    </style:style>
    <style:style style:name="co5" style:family="table-column">
      <style:table-column-properties fo:break-before="auto" style:column-width="0.4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0"/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29"/>
    <style:style style:name="ce7" style:family="table-cell" style:parent-style-name="Default" style:data-style-name="N3"/>
    <style:style style:name="ce8" style:family="table-cell" style:parent-style-name="Default" style:data-style-name="N81"/>
    <style:style style:name="ce9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bj RAM address mux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MUX SEL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Address</text:p>
          </table:table-cell>
          <table:table-cell table:style-name="ce1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B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H8&amp;HF3</text:p>
          </table:table-cell>
          <table:table-cell office:value-type="string" calcext:value-type="string">
            <text:p>column scroll/active index read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X4</text:p>
          </table:table-cell>
          <table:table-cell office:value-type="string" calcext:value-type="string">
            <text:p>IDX3</text:p>
          </table:table-cell>
          <table:table-cell office:value-type="string" calcext:value-type="string">
            <text:p>IDX2</text:p>
          </table:table-cell>
          <table:table-cell office:value-type="string" calcext:value-type="string">
            <text:p>IDX1</text:p>
          </table:table-cell>
          <table:table-cell office:value-type="string" calcext:value-type="string">
            <text:p>IDX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prite data read</text:p>
          </table:table-cell>
          <table:table-cell office:value-type="string" calcext:value-type="string">
            <text:p>00~7F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T2</text:p>
          </table:table-cell>
          <table:table-cell office:value-type="string" calcext:value-type="string">
            <text:p>CNT1</text:p>
          </table:table-cell>
          <table:table-cell office:value-type="string" calcext:value-type="string">
            <text:p>CNT0</text:p>
          </table:table-cell>
          <table:table-cell office:value-type="string" calcext:value-type="string">
            <text:p>CNT3*</text:p>
          </table:table-cell>
          <table:table-cell office:value-type="string" calcext:value-type="string">
            <text:p>writes active objects for next line</text:p>
          </table:table-cell>
          <table:table-cell office:value-type="string" calcext:value-type="string">
            <text:p>D0~DF</text:p>
          </table:table-cell>
          <table:table-cell office:value-type="string" calcext:value-type="string">
            <text:p>CNT3*=CNT&amp;odd frame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0~E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Blanking</text:p>
          </table:table-cell>
          <table:table-cell office:value-type="string" calcext:value-type="string">
            <text:p>MUX S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 (H8=0)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ndex read and sprite data 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(H8=1)</text:p>
          </table:table-cell>
          <table:table-cell office:value-type="string" calcext:value-type="string">
            <text:p>0/1/2/3</text:p>
          </table:table-cell>
          <table:table-cell office:value-type="string" calcext:value-type="string">
            <text:p>column scroll, sprite data read, active object, 3??</text:p>
          </table:table-cell>
          <table:table-cell table:number-columns-repeated="16381"/>
        </table:table-row>
      </table:table>
      <table:table table:name="filters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>
            <text:p>fs</text:p>
          </table:table-cell>
          <table:table-cell table:style-name="Default" office:value-type="float" office:value="48000" calcext:value-type="float">
            <text:p>4800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</table:table-row>
        <table:table-row table:style-name="ro1">
          <table:table-cell office:value-type="string" calcext:value-type="string">
            <text:p>wc</text:p>
          </table:table-cell>
          <table:table-cell table:style-name="ce3" table:formula="of:=2*PI()*[.B2]/[.$B$1]" office:value-type="float" office:value="0.0130899693899575" calcext:value-type="float">
            <text:p>0.01309</text:p>
          </table:table-cell>
          <table:table-cell table:style-name="ce3" table:formula="of:=2*PI()*[.C2]/[.$B$1]" office:value-type="float" office:value="0.130899693899575" calcext:value-type="float">
            <text:p>0.13090</text:p>
          </table:table-cell>
          <table:table-cell table:style-name="Default"/>
        </table:table-row>
        <table:table-row table:style-name="ro1">
          <table:table-cell office:value-type="string" calcext:value-type="string">
            <text:p>low pass</text:p>
          </table:table-cell>
          <table:table-cell table:style-name="ce3" table:formula="of:=1/(1+[.B3])" office:value-type="float" office:value="0.987079163958321" calcext:value-type="float">
            <text:p>0.98708</text:p>
          </table:table-cell>
          <table:table-cell table:style-name="ce3" table:formula="of:=1/(1+[.C3])" office:value-type="float" office:value="0.884251720461427" calcext:value-type="float">
            <text:p>0.88425</text:p>
          </table:table-cell>
          <table:table-cell table:style-name="Default"/>
        </table:table-row>
        <table:table-row table:style-name="ro1">
          <table:table-cell office:value-type="string" calcext:value-type="string">
            <text:p>high pass</text:p>
          </table:table-cell>
          <table:table-cell table:style-name="ce3" table:formula="of:=[.B3]/(1+[.B3])" office:value-type="float" office:value="0.0129208360416792" calcext:value-type="float">
            <text:p>0.01292</text:p>
          </table:table-cell>
          <table:table-cell table:style-name="ce3" table:formula="of:=[.C3]/(1+[.C3])" office:value-type="float" office:value="0.115748279538573" calcext:value-type="float">
            <text:p>0.11575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table:style-name="ce4" office:value-type="string" calcext:value-type="string">
            <text:p>lin</text:p>
          </table:table-cell>
          <table:table-cell office:value-type="string" calcext:value-type="string">
            <text:p>encoded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.00</text:p>
          </table:table-cell>
          <table:table-cell table:style-name="ce4"/>
          <table:table-cell table:formula="of:=255/7" office:value-type="float" office:value="36.4285714285714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.00</text:p>
          </table:table-cell>
          <table:table-cell table:formula="of:=POWER(10;[.B9]/20)" office:value-type="float" office:value="0.158489319246111" calcext:value-type="float">
            <text:p>0.158</text:p>
          </table:table-cell>
          <table:table-cell table:formula="of:=[.C9]*[.$D$8]" office:value-type="float" office:value="5.77353948682263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$B$8]" office:value-type="float" office:value="-14" calcext:value-type="float">
            <text:p>-14.00</text:p>
          </table:table-cell>
          <table:table-cell table:formula="of:=POWER(10;[.B10]/20)" office:value-type="float" office:value="0.199526231496888" calcext:value-type="float">
            <text:p>0.200</text:p>
          </table:table-cell>
          <table:table-cell table:formula="of:=[.C10]*[.$D$8]" office:value-type="float" office:value="7.26845557595806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0]+[.$B$8]" office:value-type="float" office:value="-12" calcext:value-type="float">
            <text:p>-12.00</text:p>
          </table:table-cell>
          <table:table-cell table:formula="of:=POWER(10;[.B11]/20)" office:value-type="float" office:value="0.251188643150958" calcext:value-type="float">
            <text:p>0.251</text:p>
          </table:table-cell>
          <table:table-cell table:formula="of:=[.C11]*[.$D$8]" office:value-type="float" office:value="9.15044342907062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]+[.$B$8]" office:value-type="float" office:value="-10" calcext:value-type="float">
            <text:p>-10.00</text:p>
          </table:table-cell>
          <table:table-cell table:formula="of:=POWER(10;[.B12]/20)" office:value-type="float" office:value="0.316227766016838" calcext:value-type="float">
            <text:p>0.316</text:p>
          </table:table-cell>
          <table:table-cell table:formula="of:=[.C12]*[.$D$8]" office:value-type="float" office:value="11.51972576204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]+[.$B$8]" office:value-type="float" office:value="-8" calcext:value-type="float">
            <text:p>-8.00</text:p>
          </table:table-cell>
          <table:table-cell table:formula="of:=POWER(10;[.B13]/20)" office:value-type="float" office:value="0.398107170553497" calcext:value-type="float">
            <text:p>0.398</text:p>
          </table:table-cell>
          <table:table-cell table:formula="of:=[.C13]*[.$D$8]" office:value-type="float" office:value="14.502475498734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3]+[.$B$8]" office:value-type="float" office:value="-6" calcext:value-type="float">
            <text:p>-6.00</text:p>
          </table:table-cell>
          <table:table-cell table:formula="of:=POWER(10;[.B14]/20)" office:value-type="float" office:value="0.501187233627272" calcext:value-type="float">
            <text:p>0.501</text:p>
          </table:table-cell>
          <table:table-cell table:formula="of:=[.C14]*[.$D$8]" office:value-type="float" office:value="18.2575349392792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4]+[.$B$8]" office:value-type="float" office:value="-4" calcext:value-type="float">
            <text:p>-4.00</text:p>
          </table:table-cell>
          <table:table-cell table:formula="of:=POWER(10;[.B15]/20)" office:value-type="float" office:value="0.630957344480193" calcext:value-type="float">
            <text:p>0.631</text:p>
          </table:table-cell>
          <table:table-cell table:formula="of:=[.C15]*[.$D$8]" office:value-type="float" office:value="22.9848746917785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]+[.$B$8]" office:value-type="float" office:value="-2" calcext:value-type="float">
            <text:p>-2.00</text:p>
          </table:table-cell>
          <table:table-cell table:formula="of:=POWER(10;[.B16]/20)" office:value-type="float" office:value="0.794328234724282" calcext:value-type="float">
            <text:p>0.794</text:p>
          </table:table-cell>
          <table:table-cell table:formula="of:=[.C16]*[.$D$8]" office:value-type="float" office:value="28.9362428363845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table:formula="of:=POWER(10;[.B17]/20)" office:value-type="float" office:value="1" calcext:value-type="float">
            <text:p>1.000</text:p>
          </table:table-cell>
          <table:table-cell table:formula="of:=[.C17]*[.$D$8]" office:value-type="float" office:value="36.4285714285714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]+[.$B$8]" office:value-type="float" office:value="2" calcext:value-type="float">
            <text:p>2.00</text:p>
          </table:table-cell>
          <table:table-cell table:formula="of:=POWER(10;[.B18]/20)" office:value-type="float" office:value="1.25892541179417" calcext:value-type="float">
            <text:p>1.259</text:p>
          </table:table-cell>
          <table:table-cell table:formula="of:=[.C18]*[.$D$8]" office:value-type="float" office:value="45.8608542867875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8]+[.$B$8]" office:value-type="float" office:value="4" calcext:value-type="float">
            <text:p>4.00</text:p>
          </table:table-cell>
          <table:table-cell table:formula="of:=POWER(10;[.B19]/20)" office:value-type="float" office:value="1.58489319246111" calcext:value-type="float">
            <text:p>1.585</text:p>
          </table:table-cell>
          <table:table-cell table:formula="of:=[.C19]*[.$D$8]" office:value-type="float" office:value="57.7353948682263" calcext:value-type="float">
            <text:p>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9]+[.$B$8]" office:value-type="float" office:value="6" calcext:value-type="float">
            <text:p>6.00</text:p>
          </table:table-cell>
          <table:table-cell table:formula="of:=POWER(10;[.B20]/20)" office:value-type="float" office:value="1.99526231496888" calcext:value-type="float">
            <text:p>1.995</text:p>
          </table:table-cell>
          <table:table-cell table:formula="of:=[.C20]*[.$D$8]" office:value-type="float" office:value="72.6845557595806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0]+[.$B$8]" office:value-type="float" office:value="8" calcext:value-type="float">
            <text:p>8.00</text:p>
          </table:table-cell>
          <table:table-cell table:formula="of:=POWER(10;[.B21]/20)" office:value-type="float" office:value="2.51188643150958" calcext:value-type="float">
            <text:p>2.512</text:p>
          </table:table-cell>
          <table:table-cell table:formula="of:=[.C21]*[.$D$8]" office:value-type="float" office:value="91.5044342907061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1]+[.$B$8]" office:value-type="float" office:value="10" calcext:value-type="float">
            <text:p>10.00</text:p>
          </table:table-cell>
          <table:table-cell table:formula="of:=POWER(10;[.B22]/20)" office:value-type="float" office:value="3.16227766016838" calcext:value-type="float">
            <text:p>3.162</text:p>
          </table:table-cell>
          <table:table-cell table:formula="of:=[.C22]*[.$D$8]" office:value-type="float" office:value="115.19725762042" calcext:value-type="float">
            <text:p>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2]+[.$B$8]" office:value-type="float" office:value="12" calcext:value-type="float">
            <text:p>12.00</text:p>
          </table:table-cell>
          <table:table-cell table:formula="of:=POWER(10;[.B23]/20)" office:value-type="float" office:value="3.98107170553497" calcext:value-type="float">
            <text:p>3.981</text:p>
          </table:table-cell>
          <table:table-cell table:formula="of:=[.C23]*[.$D$8]" office:value-type="float" office:value="145.024754987345" calcext:value-type="float">
            <text:p>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3]+[.$B$8]" office:value-type="float" office:value="14" calcext:value-type="float">
            <text:p>14.00</text:p>
          </table:table-cell>
          <table:table-cell table:formula="of:=POWER(10;[.B24]/20)" office:value-type="float" office:value="5.01187233627272" calcext:value-type="float">
            <text:p>5.012</text:p>
          </table:table-cell>
          <table:table-cell table:formula="of:=[.C24]*[.$D$8]" office:value-type="float" office:value="182.575349392792" calcext:value-type="float">
            <text:p>183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7.9823in" svg:y="1.4142in">
            <draw:object draw:notify-on-update-of-ranges="Sheet4.A3:Sheet4.A110 Sheet4.B3:Sheet4.B110 Sheet4.C3:Sheet4.C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6"/>
        <table:table-column table:style-name="co1" table:default-cell-style-name="ce6"/>
        <table:table-column table:style-name="co1" table:number-columns-repeated="16381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x[k]</text:p>
          </table:table-cell>
          <table:table-cell/>
          <table:table-cell office:value-type="string" calcext:value-type="string">
            <text:p>y[k-1]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998366" calcext:value-type="float">
            <text:p>0.998366</text:p>
          </table:table-cell>
          <table:table-cell table:style-name="ce1"/>
          <table:table-cell table:style-name="ce1" office:value-type="float" office:value="-0.996732" calcext:value-type="float">
            <text:p>-0.996732</text:p>
          </table:table-cell>
          <table:table-cell table:style-name="ce1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3]/[.$B$2]*2*PI())" office:value-type="float" office:value="0.0697564737441253" calcext:value-type="float">
            <text:p>0.070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(MAX([.C50:.C110])-MIN([.C50:.C110]))/2" office:value-type="float" office:value="0.0621459235678648" calcext:value-type="float">
            <text:p>0.06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4]/[.$B$2]*2*PI())" office:value-type="float" office:value="0.139173100960065" calcext:value-type="float">
            <text:p>0.139</text:p>
          </table:table-cell>
          <table:table-cell table:formula="of:=[.$C$2]*([.B4]-[.B3])-(1-[.$C$2])*[.C3]" office:value-type="float" office:value="0.0693032004470693" calcext:value-type="float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5]/[.$B$2]*2*PI())" office:value-type="float" office:value="0.207911690817759" calcext:value-type="float">
            <text:p>0.208</text:p>
          </table:table-cell>
          <table:table-cell table:formula="of:=[.$C$2]*([.B5]-[.B4])+[.$E$2]*[.C4]" office:value-type="float" office:value="-0.000450446586141864" calcext:value-type="float">
            <text:p>0.000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6]/[.$B$2]*2*PI())" office:value-type="float" office:value="0.275637355816999" calcext:value-type="float">
            <text:p>0.276</text:p>
          </table:table-cell>
          <table:table-cell table:formula="of:=[.$C$2]*([.B6]-[.B5])+[.$E$2]*[.C5]" office:value-type="float" office:value="0.0680639757893295" calcext:value-type="float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7]/[.$B$2]*2*PI())" office:value-type="float" office:value="0.342020143325669" calcext:value-type="float">
            <text:p>0.342</text:p>
          </table:table-cell>
          <table:table-cell table:formula="of:=[.$C$2]*([.B7]-[.B6])+[.$E$2]*[.C6]" office:value-type="float" office:value="-0.00156722468256953" calcext:value-type="float">
            <text:p>-0.002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8]/[.$B$2]*2*PI())" office:value-type="float" office:value="0.4067366430758" calcext:value-type="float">
            <text:p>0.407</text:p>
          </table:table-cell>
          <table:table-cell table:formula="of:=[.$C$2]*([.B8]-[.B7])+[.$E$2]*[.C7]" office:value-type="float" office:value="0.0661728559818466" calcext:value-type="float">
            <text:p>0.066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9]/[.$B$2]*2*PI())" office:value-type="float" office:value="0.469471562785891" calcext:value-type="float">
            <text:p>0.469</text:p>
          </table:table-cell>
          <table:table-cell table:formula="of:=[.$C$2]*([.B9]-[.B8])+[.$E$2]*[.C8]" office:value-type="float" office:value="-0.00332419223721359" calcext:value-type="float">
            <text:p>-0.003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10]/[.$B$2]*2*PI())" office:value-type="float" office:value="0.529919264233205" calcext:value-type="float">
            <text:p>0.530</text:p>
          </table:table-cell>
          <table:table-cell table:formula="of:=[.$C$2]*([.B10]-[.B9])+[.$E$2]*[.C9]" office:value-type="float" office:value="0.0636622586801316" calcext:value-type="float">
            <text:p>0.064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1]/[.$B$2]*2*PI())" office:value-type="float" office:value="0.587785252292473" calcext:value-type="float">
            <text:p>0.588</text:p>
          </table:table-cell>
          <table:table-cell table:formula="of:=[.$C$2]*([.B11]-[.B10])+[.$E$2]*[.C10]" office:value-type="float" office:value="-0.0056827753839855" calcext:value-type="float">
            <text:p>-0.006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2]/[.$B$2]*2*PI())" office:value-type="float" office:value="0.642787609686539" calcext:value-type="float">
            <text:p>0.643</text:p>
          </table:table-cell>
          <table:table-cell table:formula="of:=[.$C$2]*([.B12]-[.B11])+[.$E$2]*[.C11]" office:value-type="float" office:value="0.0605766876161149" calcext:value-type="float">
            <text:p>0.061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3]/[.$B$2]*2*PI())" office:value-type="float" office:value="0.694658370458997" calcext:value-type="float">
            <text:p>0.695</text:p>
          </table:table-cell>
          <table:table-cell table:formula="of:=[.$C$2]*([.B13]-[.B12])+[.$E$2]*[.C12]" office:value-type="float" office:value="-0.00859271905162958" calcext:value-type="float">
            <text:p>-0.009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4]/[.$B$2]*2*PI())" office:value-type="float" office:value="0.743144825477394" calcext:value-type="float">
            <text:p>0.743</text:p>
          </table:table-cell>
          <table:table-cell table:formula="of:=[.$C$2]*([.B14]-[.B13])+[.$E$2]*[.C13]" office:value-type="float" office:value="0.0569718661966657" calcext:value-type="float">
            <text:p>0.057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5]/[.$B$2]*2*PI())" office:value-type="float" office:value="0.788010753606722" calcext:value-type="float">
            <text:p>0.788</text:p>
          </table:table-cell>
          <table:table-cell table:formula="of:=[.$C$2]*([.B15]-[.B14])+[.$E$2]*[.C14]" office:value-type="float" office:value="-0.0119930649351705" calcext:value-type="float">
            <text:p>-0.012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6]/[.$B$2]*2*PI())" office:value-type="float" office:value="0.829037572555042" calcext:value-type="float">
            <text:p>0.829</text:p>
          </table:table-cell>
          <table:table-cell table:formula="of:=[.$C$2]*([.B16]-[.B15])+[.$E$2]*[.C15]" office:value-type="float" office:value="0.0529136527251207" calcext:value-type="float">
            <text:p>0.053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7]/[.$B$2]*2*PI())" office:value-type="float" office:value="0.866025403784439" calcext:value-type="float">
            <text:p>0.866</text:p>
          </table:table-cell>
          <table:table-cell table:formula="of:=[.$C$2]*([.B17]-[.B16])+[.$E$2]*[.C16]" office:value-type="float" office:value="-0.0158133377948469" calcext:value-type="float">
            <text:p>-0.016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8]/[.$B$2]*2*PI())" office:value-type="float" office:value="0.898794046299167" calcext:value-type="float">
            <text:p>0.899</text:p>
          </table:table-cell>
          <table:table-cell table:formula="of:=[.$C$2]*([.B18]-[.B17])+[.$E$2]*[.C17]" office:value-type="float" office:value="0.0484767583597928" calcext:value-type="float">
            <text:p>0.048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9]/[.$B$2]*2*PI())" office:value-type="float" office:value="0.927183854566787" calcext:value-type="float">
            <text:p>0.927</text:p>
          </table:table-cell>
          <table:table-cell table:formula="of:=[.$C$2]*([.B19]-[.B18])+[.$E$2]*[.C18]" office:value-type="float" office:value="-0.019974916992562" calcext:value-type="float">
            <text:p>-0.020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20]/[.$B$2]*2*PI())" office:value-type="float" office:value="0.951056516295154" calcext:value-type="float">
            <text:p>0.951</text:p>
          </table:table-cell>
          <table:table-cell table:formula="of:=[.$C$2]*([.B20]-[.B19])+[.$E$2]*[.C19]" office:value-type="float" office:value="0.0437432927629323" calcext:value-type="float">
            <text:p>0.044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1]/[.$B$2]*2*PI())" office:value-type="float" office:value="0.970295726275997" calcext:value-type="float">
            <text:p>0.970</text:p>
          </table:table-cell>
          <table:table-cell table:formula="of:=[.$C$2]*([.B21]-[.B20])+[.$E$2]*[.C20]" office:value-type="float" office:value="-0.0243925665704488" calcext:value-type="float">
            <text:p>-0.024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2]/[.$B$2]*2*PI())" office:value-type="float" office:value="0.984807753012208" calcext:value-type="float">
            <text:p>0.985</text:p>
          </table:table-cell>
          <table:table-cell table:formula="of:=[.$C$2]*([.B22]-[.B21])+[.$E$2]*[.C21]" office:value-type="float" office:value="0.0388011657474212" calcext:value-type="float">
            <text:p>0.039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3]/[.$B$2]*2*PI())" office:value-type="float" office:value="0.994521895368273" calcext:value-type="float">
            <text:p>0.995</text:p>
          </table:table-cell>
          <table:table-cell table:formula="of:=[.$C$2]*([.B23]-[.B22])+[.$E$2]*[.C22]" office:value-type="float" office:value="-0.0289760940903032" calcext:value-type="float">
            <text:p>-0.029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4]/[.$B$2]*2*PI())" office:value-type="float" office:value="0.999390827019096" calcext:value-type="float">
            <text:p>0.999</text:p>
          </table:table-cell>
          <table:table-cell table:formula="of:=[.$C$2]*([.B24]-[.B23])+[.$E$2]*[.C23]" office:value-type="float" office:value="0.0337423760313211" calcext:value-type="float">
            <text:p>0.034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25]/[.$B$2]*2*PI())" office:value-type="float" office:value="0.999390827019096" calcext:value-type="float">
            <text:p>0.999</text:p>
          </table:table-cell>
          <table:table-cell table:formula="of:=[.$C$2]*([.B25]-[.B24])+[.$E$2]*[.C24]" office:value-type="float" office:value="-0.0336321059464507" calcext:value-type="float">
            <text:p>-0.034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6]/[.$B$2]*2*PI())" office:value-type="float" office:value="0.994521895368273" calcext:value-type="float">
            <text:p>0.995</text:p>
          </table:table-cell>
          <table:table-cell table:formula="of:=[.$C$2]*([.B26]-[.B25])+[.$E$2]*[.C25]" office:value-type="float" office:value="0.0286612204077128" calcext:value-type="float">
            <text:p>0.029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27]/[.$B$2]*2*PI())" office:value-type="float" office:value="0.984807753012208" calcext:value-type="float">
            <text:p>0.985</text:p>
          </table:table-cell>
          <table:table-cell table:formula="of:=[.$C$2]*([.B27]-[.B26])+[.$E$2]*[.C26]" office:value-type="float" office:value="-0.038265824986876" calcext:value-type="float">
            <text:p>-0.038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28]/[.$B$2]*2*PI())" office:value-type="float" office:value="0.970295726275997" calcext:value-type="float">
            <text:p>0.970</text:p>
          </table:table-cell>
          <table:table-cell table:formula="of:=[.$C$2]*([.B28]-[.B27])+[.$E$2]*[.C27]" office:value-type="float" office:value="0.0236524581862943" calcext:value-type="float">
            <text:p>0.024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29]/[.$B$2]*2*PI())" office:value-type="float" office:value="0.951056516295154" calcext:value-type="float">
            <text:p>0.951</text:p>
          </table:table-cell>
          <table:table-cell table:formula="of:=[.$C$2]*([.B29]-[.B28])+[.$E$2]*[.C28]" office:value-type="float" office:value="-0.0427829350646756" calcext:value-type="float">
            <text:p>-0.043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30]/[.$B$2]*2*PI())" office:value-type="float" office:value="0.927183854566787" calcext:value-type="float">
            <text:p>0.927</text:p>
          </table:table-cell>
          <table:table-cell table:formula="of:=[.$C$2]*([.B30]-[.B29])+[.$E$2]*[.C29]" office:value-type="float" office:value="0.0188094666337822" calcext:value-type="float">
            <text:p>0.019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31]/[.$B$2]*2*PI())" office:value-type="float" office:value="0.898794046299167" calcext:value-type="float">
            <text:p>0.899</text:p>
          </table:table-cell>
          <table:table-cell table:formula="of:=[.$C$2]*([.B31]-[.B30])+[.$E$2]*[.C30]" office:value-type="float" office:value="-0.0470914166177342" calcext:value-type="float">
            <text:p>-0.047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32]/[.$B$2]*2*PI())" office:value-type="float" office:value="0.866025403784439" calcext:value-type="float">
            <text:p>0.866</text:p>
          </table:table-cell>
          <table:table-cell table:formula="of:=[.$C$2]*([.B32]-[.B31])+[.$E$2]*[.C31]" office:value-type="float" office:value="0.0142224233153683" calcext:value-type="float">
            <text:p>0.014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[.A33]/[.$B$2]*2*PI())" office:value-type="float" office:value="0.829037572555042" calcext:value-type="float">
            <text:p>0.829</text:p>
          </table:table-cell>
          <table:table-cell table:formula="of:=[.$C$2]*([.B33]-[.B32])+[.$E$2]*[.C32]" office:value-type="float" office:value="-0.0511033375491418" calcext:value-type="float">
            <text:p>-0.051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[.A34]/[.$B$2]*2*PI())" office:value-type="float" office:value="0.788010753606722" calcext:value-type="float">
            <text:p>0.788</text:p>
          </table:table-cell>
          <table:table-cell table:formula="of:=[.$C$2]*([.B34]-[.B33])+[.$E$2]*[.C33]" office:value-type="float" office:value="0.00997655071587301" calcext:value-type="float">
            <text:p>0.010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35]/[.$B$2]*2*PI())" office:value-type="float" office:value="0.743144825477395" calcext:value-type="float">
            <text:p>0.743</text:p>
          </table:table-cell>
          <table:table-cell table:formula="of:=[.$C$2]*([.B35]-[.B34])+[.$E$2]*[.C34]" office:value-type="float" office:value="-0.0547365645508978" calcext:value-type="float">
            <text:p>-0.055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[.A36]/[.$B$2]*2*PI())" office:value-type="float" office:value="0.694658370458998" calcext:value-type="float">
            <text:p>0.695</text:p>
          </table:table-cell>
          <table:table-cell table:formula="of:=[.$C$2]*([.B36]-[.B35])+[.$E$2]*[.C35]" office:value-type="float" office:value="0.0061504573070485" calcext:value-type="float">
            <text:p>0.006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[.A37]/[.$B$2]*2*PI())" office:value-type="float" office:value="0.64278760968654" calcext:value-type="float">
            <text:p>0.643</text:p>
          </table:table-cell>
          <table:table-cell table:formula="of:=[.$C$2]*([.B37]-[.B36])+[.$E$2]*[.C36]" office:value-type="float" office:value="-0.0579163615619249" calcext:value-type="float">
            <text:p>-0.058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38]/[.$B$2]*2*PI())" office:value-type="float" office:value="0.587785252292473" calcext:value-type="float">
            <text:p>0.588</text:p>
          </table:table-cell>
          <table:table-cell table:formula="of:=[.$C$2]*([.B38]-[.B37])+[.$E$2]*[.C37]" office:value-type="float" office:value="0.00281460735025618" calcext:value-type="float">
            <text:p>0.003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[.A39]/[.$B$2]*2*PI())" office:value-type="float" office:value="0.529919264233205" calcext:value-type="float">
            <text:p>0.530</text:p>
          </table:table-cell>
          <table:table-cell table:formula="of:=[.$C$2]*([.B39]-[.B38])+[.$E$2]*[.C38]" office:value-type="float" office:value="-0.060576844248215" calcext:value-type="float">
            <text:p>-0.061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[.A40]/[.$B$2]*2*PI())" office:value-type="float" office:value="0.469471562785891" calcext:value-type="float">
            <text:p>0.469</text:p>
          </table:table-cell>
          <table:table-cell table:formula="of:=[.$C$2]*([.B40]-[.B39])+[.$E$2]*[.C39]" office:value-type="float" office:value="0.0000299492180625763" calcext:value-type="float">
            <text:p>0.000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41]/[.$B$2]*2*PI())" office:value-type="float" office:value="0.4067366430758" calcext:value-type="float">
            <text:p>0.407</text:p>
          </table:table-cell>
          <table:table-cell table:formula="of:=[.$C$2]*([.B41]-[.B40])+[.$E$2]*[.C40]" office:value-type="float" office:value="-0.0626622621953023" calcext:value-type="float">
            <text:p>-0.063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[.A42]/[.$B$2]*2*PI())" office:value-type="float" office:value="0.342020143325669" calcext:value-type="float">
            <text:p>0.342</text:p>
          </table:table-cell>
          <table:table-cell table:formula="of:=[.$C$2]*([.B42]-[.B41])+[.$E$2]*[.C41]" office:value-type="float" office:value="-0.00215327106709138" calcext:value-type="float">
            <text:p>-0.002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[.A43]/[.$B$2]*2*PI())" office:value-type="float" office:value="0.275637355816999" calcext:value-type="float">
            <text:p>0.276</text:p>
          </table:table-cell>
          <table:table-cell table:formula="of:=[.$C$2]*([.B43]-[.B42])+[.$E$2]*[.C42]" office:value-type="float" office:value="-0.0641280838566364" calcext:value-type="float">
            <text:p>-0.064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44]/[.$B$2]*2*PI())" office:value-type="float" office:value="0.207911690817759" calcext:value-type="float">
            <text:p>0.208</text:p>
          </table:table-cell>
          <table:table-cell table:formula="of:=[.$C$2]*([.B44]-[.B43])+[.$E$2]*[.C43]" office:value-type="float" office:value="-0.00369648798403827" calcext:value-type="float">
            <text:p>-0.004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[.A45]/[.$B$2]*2*PI())" office:value-type="float" office:value="0.139173100960065" calcext:value-type="float">
            <text:p>0.139</text:p>
          </table:table-cell>
          <table:table-cell table:formula="of:=[.$C$2]*([.B45]-[.B44])+[.$E$2]*[.C44]" office:value-type="float" office:value="-0.0649418631405601" calcext:value-type="float">
            <text:p>-0.065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[.A46]/[.$B$2]*2*PI())" office:value-type="float" office:value="0.0697564737441255" calcext:value-type="float">
            <text:p>0.070</text:p>
          </table:table-cell>
          <table:table-cell table:formula="of:=[.$C$2]*([.B46]-[.B45])+[.$E$2]*[.C45]" office:value-type="float" office:value="-0.00457356731525223" calcext:value-type="float">
            <text:p>-0.005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47]/[.$B$2]*2*PI())" office:value-type="float" office:value="1.22464679914735E-016" calcext:value-type="float">
            <text:p>0.000</text:p>
          </table:table-cell>
          <table:table-cell table:formula="of:=[.$C$2]*([.B47]-[.B46])+[.$E$2]*[.C46]" office:value-type="float" office:value="-0.0650838707687615" calcext:value-type="float">
            <text:p>-0.065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[.A48]/[.$B$2]*2*PI())" office:value-type="float" office:value="-0.0697564737441248" calcext:value-type="float">
            <text:p>-0.070</text:p>
          </table:table-cell>
          <table:table-cell table:formula="of:=[.$C$2]*([.B48]-[.B47])+[.$E$2]*[.C47]" office:value-type="float" office:value="-0.00477131498693785" calcext:value-type="float">
            <text:p>-0.005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[.A49]/[.$B$2]*2*PI())" office:value-type="float" office:value="-0.139173100960066" calcext:value-type="float">
            <text:p>-0.139</text:p>
          </table:table-cell>
          <table:table-cell table:formula="of:=[.$C$2]*([.B49]-[.B48])+[.$E$2]*[.C48]" office:value-type="float" office:value="-0.0645474781175093" calcext:value-type="float">
            <text:p>-0.065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50]/[.$B$2]*2*PI())" office:value-type="float" office:value="-0.207911690817759" calcext:value-type="float">
            <text:p>-0.208</text:p>
          </table:table-cell>
          <table:table-cell table:formula="of:=[.$C$2]*([.B50]-[.B49])+[.$E$2]*[.C49]" office:value-type="float" office:value="-0.00428973404284479" calcext:value-type="float">
            <text:p>-0.004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[.A51]/[.$B$2]*2*PI())" office:value-type="float" office:value="-0.275637355816999" calcext:value-type="float">
            <text:p>-0.276</text:p>
          </table:table-cell>
          <table:table-cell table:formula="of:=[.$C$2]*([.B51]-[.B50])+[.$E$2]*[.C50]" office:value-type="float" office:value="-0.063339286070638" calcext:value-type="float">
            <text:p>-0.063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[.A52]/[.$B$2]*2*PI())" office:value-type="float" office:value="-0.342020143325669" calcext:value-type="float">
            <text:p>-0.342</text:p>
          </table:table-cell>
          <table:table-cell table:formula="of:=[.$C$2]*([.B52]-[.B51])+[.$E$2]*[.C51]" office:value-type="float" office:value="-0.00314202475012171" calcext:value-type="float">
            <text:p>-0.003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53]/[.$B$2]*2*PI())" office:value-type="float" office:value="-0.4067366430758" calcext:value-type="float">
            <text:p>-0.407</text:p>
          </table:table-cell>
          <table:table-cell table:formula="of:=[.$C$2]*([.B53]-[.B52])+[.$E$2]*[.C52]" office:value-type="float" office:value="-0.0614789963763011" calcext:value-type="float">
            <text:p>-0.061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[.A54]/[.$B$2]*2*PI())" office:value-type="float" office:value="-0.469471562785891" calcext:value-type="float">
            <text:p>-0.469</text:p>
          </table:table-cell>
          <table:table-cell table:formula="of:=[.$C$2]*([.B54]-[.B53])+[.$E$2]*[.C53]" office:value-type="float" office:value="-0.00135432783514098" calcext:value-type="float">
            <text:p>-0.001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[.A55]/[.$B$2]*2*PI())" office:value-type="float" office:value="-0.529919264233205" calcext:value-type="float">
            <text:p>-0.530</text:p>
          </table:table-cell>
          <table:table-cell table:formula="of:=[.$C$2]*([.B55]-[.B54])+[.$E$2]*[.C54]" office:value-type="float" office:value="-0.0589990280113737" calcext:value-type="float">
            <text:p>-0.059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56]/[.$B$2]*2*PI())" office:value-type="float" office:value="-0.587785252292473" calcext:value-type="float">
            <text:p>-0.588</text:p>
          </table:table-cell>
          <table:table-cell table:formula="of:=[.$C$2]*([.B56]-[.B55])+[.$E$2]*[.C55]" office:value-type="float" office:value="0.0010347841530531" calcext:value-type="float">
            <text:p>0.001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[.A57]/[.$B$2]*2*PI())" office:value-type="float" office:value="-0.642787609686539" calcext:value-type="float">
            <text:p>-0.643</text:p>
          </table:table-cell>
          <table:table-cell table:formula="of:=[.$C$2]*([.B57]-[.B56])+[.$E$2]*[.C56]" office:value-type="float" office:value="-0.0559438860205252" calcext:value-type="float">
            <text:p>-0.056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[.A58]/[.$B$2]*2*PI())" office:value-type="float" office:value="-0.694658370458997" calcext:value-type="float">
            <text:p>-0.695</text:p>
          </table:table-cell>
          <table:table-cell table:formula="of:=[.$C$2]*([.B58]-[.B57])+[.$E$2]*[.C57]" office:value-type="float" office:value="0.00397505745165425" calcext:value-type="float">
            <text:p>0.004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59]/[.$B$2]*2*PI())" office:value-type="float" office:value="-0.743144825477394" calcext:value-type="float">
            <text:p>-0.743</text:p>
          </table:table-cell>
          <table:table-cell table:formula="of:=[.$C$2]*([.B59]-[.B58])+[.$E$2]*[.C58]" office:value-type="float" office:value="-0.0523692951147989" calcext:value-type="float">
            <text:p>-0.052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[.A60]/[.$B$2]*2*PI())" office:value-type="float" office:value="-0.788010753606722" calcext:value-type="float">
            <text:p>-0.788</text:p>
          </table:table-cell>
          <table:table-cell table:formula="of:=[.$C$2]*([.B60]-[.B59])+[.$E$2]*[.C59]" office:value-type="float" office:value="0.00740553505559891" calcext:value-type="float">
            <text:p>0.007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[.A61]/[.$B$2]*2*PI())" office:value-type="float" office:value="-0.829037572555041" calcext:value-type="float">
            <text:p>-0.829</text:p>
          </table:table-cell>
          <table:table-cell table:formula="of:=[.$C$2]*([.B61]-[.B60])+[.$E$2]*[.C60]" office:value-type="float" office:value="-0.0483411148931949" calcext:value-type="float">
            <text:p>-0.048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62]/[.$B$2]*2*PI())" office:value-type="float" office:value="-0.866025403784438" calcext:value-type="float">
            <text:p>-0.866</text:p>
          </table:table-cell>
          <table:table-cell table:formula="of:=[.$C$2]*([.B62]-[.B61])+[.$E$2]*[.C61]" office:value-type="float" office:value="0.0112557430165558" calcext:value-type="float">
            <text:p>0.011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A63]/[.$B$2]*2*PI())" office:value-type="float" office:value="-0.898794046299167" calcext:value-type="float">
            <text:p>-0.899</text:p>
          </table:table-cell>
          <table:table-cell table:formula="of:=[.$C$2]*([.B63]-[.B62])+[.$E$2]*[.C62]" office:value-type="float" office:value="-0.0439340578012371" calcext:value-type="float">
            <text:p>-0.044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A64]/[.$B$2]*2*PI())" office:value-type="float" office:value="-0.927183854566787" calcext:value-type="float">
            <text:p>-0.927</text:p>
          </table:table-cell>
          <table:table-cell table:formula="of:=[.$C$2]*([.B64]-[.B63])+[.$E$2]*[.C63]" office:value-type="float" office:value="0.0154470619794315" calcext:value-type="float">
            <text:p>0.015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65]/[.$B$2]*2*PI())" office:value-type="float" office:value="-0.951056516295154" calcext:value-type="float">
            <text:p>-0.951</text:p>
          </table:table-cell>
          <table:table-cell table:formula="of:=[.$C$2]*([.B65]-[.B64])+[.$E$2]*[.C64]" office:value-type="float" office:value="-0.0392302347799847" calcext:value-type="float">
            <text:p>-0.039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A66]/[.$B$2]*2*PI())" office:value-type="float" office:value="-0.970295726275997" calcext:value-type="float">
            <text:p>-0.970</text:p>
          </table:table-cell>
          <table:table-cell table:formula="of:=[.$C$2]*([.B66]-[.B65])+[.$E$2]*[.C65]" office:value-type="float" office:value="0.0198942572609895" calcext:value-type="float">
            <text:p>0.020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A67]/[.$B$2]*2*PI())" office:value-type="float" office:value="-0.984807753012208" calcext:value-type="float">
            <text:p>-0.985</text:p>
          </table:table-cell>
          <table:table-cell table:formula="of:=[.$C$2]*([.B67]-[.B66])+[.$E$2]*[.C66]" office:value-type="float" office:value="-0.0343175569127852" calcext:value-type="float">
            <text:p>-0.034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68]/[.$B$2]*2*PI())" office:value-type="float" office:value="-0.994521895368273" calcext:value-type="float">
            <text:p>-0.995</text:p>
          </table:table-cell>
          <table:table-cell table:formula="of:=[.$C$2]*([.B68]-[.B67])+[.$E$2]*[.C67]" office:value-type="float" office:value="0.0245071376893387" calcext:value-type="float">
            <text:p>0.025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A69]/[.$B$2]*2*PI())" office:value-type="float" office:value="-0.999390827019096" calcext:value-type="float">
            <text:p>-0.999</text:p>
          </table:table-cell>
          <table:table-cell table:formula="of:=[.$C$2]*([.B69]-[.B68])+[.$E$2]*[.C68]" office:value-type="float" office:value="-0.029288024179875" calcext:value-type="float">
            <text:p>-0.029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A70]/[.$B$2]*2*PI())" office:value-type="float" office:value="-0.999390827019096" calcext:value-type="float">
            <text:p>-0.999</text:p>
          </table:table-cell>
          <table:table-cell table:formula="of:=[.$C$2]*([.B70]-[.B69])+[.$E$2]*[.C69]" office:value-type="float" office:value="0.0291923109168552" calcext:value-type="float">
            <text:p>0.029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71]/[.$B$2]*2*PI())" office:value-type="float" office:value="-0.994521895368273" calcext:value-type="float">
            <text:p>-0.995</text:p>
          </table:table-cell>
          <table:table-cell table:formula="of:=[.$C$2]*([.B71]-[.B70])+[.$E$2]*[.C70]" office:value-type="float" office:value="-0.0242359346282739" calcext:value-type="float">
            <text:p>-0.024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A72]/[.$B$2]*2*PI())" office:value-type="float" office:value="-0.984807753012208" calcext:value-type="float">
            <text:p>-0.985</text:p>
          </table:table-cell>
          <table:table-cell table:formula="of:=[.$C$2]*([.B72]-[.B71])+[.$E$2]*[.C71]" office:value-type="float" office:value="0.033855001041364" calcext:value-type="float">
            <text:p>0.034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A73]/[.$B$2]*2*PI())" office:value-type="float" office:value="-0.970295726275997" calcext:value-type="float">
            <text:p>-0.970</text:p>
          </table:table-cell>
          <table:table-cell table:formula="of:=[.$C$2]*([.B73]-[.B72])+[.$E$2]*[.C72]" office:value-type="float" office:value="-0.0192560488134362" calcext:value-type="float">
            <text:p>-0.019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74]/[.$B$2]*2*PI())" office:value-type="float" office:value="-0.951056516295154" calcext:value-type="float">
            <text:p>-0.951</text:p>
          </table:table-cell>
          <table:table-cell table:formula="of:=[.$C$2]*([.B74]-[.B73])+[.$E$2]*[.C73]" office:value-type="float" office:value="0.0384008931576482" calcext:value-type="float">
            <text:p>0.038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A75]/[.$B$2]*2*PI())" office:value-type="float" office:value="-0.927183854566787" calcext:value-type="float">
            <text:p>-0.927</text:p>
          </table:table-cell>
          <table:table-cell table:formula="of:=[.$C$2]*([.B75]-[.B74])+[.$E$2]*[.C74]" office:value-type="float" office:value="-0.0144417452397069" calcext:value-type="float">
            <text:p>-0.014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A76]/[.$B$2]*2*PI())" office:value-type="float" office:value="-0.898794046299167" calcext:value-type="float">
            <text:p>-0.899</text:p>
          </table:table-cell>
          <table:table-cell table:formula="of:=[.$C$2]*([.B76]-[.B75])+[.$E$2]*[.C75]" office:value-type="float" office:value="0.0427379689371746" calcext:value-type="float">
            <text:p>0.043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77]/[.$B$2]*2*PI())" office:value-type="float" office:value="-0.866025403784439" calcext:value-type="float">
            <text:p>-0.866</text:p>
          </table:table-cell>
          <table:table-cell table:formula="of:=[.$C$2]*([.B77]-[.B76])+[.$E$2]*[.C76]" office:value-type="float" office:value="-0.00988320270182858" calcext:value-type="float">
            <text:p>-0.010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A78]/[.$B$2]*2*PI())" office:value-type="float" office:value="-0.829037572555042" calcext:value-type="float">
            <text:p>-0.829</text:p>
          </table:table-cell>
          <table:table-cell table:formula="of:=[.$C$2]*([.B78]-[.B77])+[.$E$2]*[.C77]" office:value-type="float" office:value="0.0467782975085671" calcext:value-type="float">
            <text:p>0.047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A79]/[.$B$2]*2*PI())" office:value-type="float" office:value="-0.788010753606722" calcext:value-type="float">
            <text:p>-0.788</text:p>
          </table:table-cell>
          <table:table-cell table:formula="of:=[.$C$2]*([.B79]-[.B78])+[.$E$2]*[.C78]" office:value-type="float" office:value="-0.00566564490615142" calcext:value-type="float">
            <text:p>-0.006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80]/[.$B$2]*2*PI())" office:value-type="float" office:value="-0.743144825477394" calcext:value-type="float">
            <text:p>-0.743</text:p>
          </table:table-cell>
          <table:table-cell table:formula="of:=[.$C$2]*([.B80]-[.B79])+[.$E$2]*[.C79]" office:value-type="float" office:value="0.0504397467813631" calcext:value-type="float">
            <text:p>0.050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A81]/[.$B$2]*2*PI())" office:value-type="float" office:value="-0.694658370458998" calcext:value-type="float">
            <text:p>-0.695</text:p>
          </table:table-cell>
          <table:table-cell table:formula="of:=[.$C$2]*([.B81]-[.B80])+[.$E$2]*[.C80]" office:value-type="float" office:value="-0.00186768153798525" calcext:value-type="float">
            <text:p>-0.002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A82]/[.$B$2]*2*PI())" office:value-type="float" office:value="-0.64278760968654" calcext:value-type="float">
            <text:p>-0.643</text:p>
          </table:table-cell>
          <table:table-cell table:formula="of:=[.$C$2]*([.B82]-[.B81])+[.$E$2]*[.C81]" office:value-type="float" office:value="0.0536475819040749" calcext:value-type="float">
            <text:p>0.054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83]/[.$B$2]*2*PI())" office:value-type="float" office:value="-0.587785252292473" calcext:value-type="float">
            <text:p>-0.588</text:p>
          </table:table-cell>
          <table:table-cell table:formula="of:=[.$C$2]*([.B83]-[.B82])+[.$E$2]*[.C82]" office:value-type="float" office:value="0.00144022193567192" calcext:value-type="float">
            <text:p>0.001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A84]/[.$B$2]*2*PI())" office:value-type="float" office:value="-0.529919264233205" calcext:value-type="float">
            <text:p>-0.530</text:p>
          </table:table-cell>
          <table:table-cell table:formula="of:=[.$C$2]*([.B84]-[.B83])+[.$E$2]*[.C83]" office:value-type="float" office:value="0.0563359197443934" calcext:value-type="float">
            <text:p>0.056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A85]/[.$B$2]*2*PI())" office:value-type="float" office:value="-0.469471562785891" calcext:value-type="float">
            <text:p>-0.469</text:p>
          </table:table-cell>
          <table:table-cell table:formula="of:=[.$C$2]*([.B85]-[.B84])+[.$E$2]*[.C84]" office:value-type="float" office:value="0.00419711594448062" calcext:value-type="float">
            <text:p>0.004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86]/[.$B$2]*2*PI())" office:value-type="float" office:value="-0.4067366430758" calcext:value-type="float">
            <text:p>-0.407</text:p>
          </table:table-cell>
          <table:table-cell table:formula="of:=[.$C$2]*([.B86]-[.B85])+[.$E$2]*[.C85]" office:value-type="float" office:value="0.0584490110817103" calcext:value-type="float">
            <text:p>0.058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A87]/[.$B$2]*2*PI())" office:value-type="float" office:value="-0.342020143325669" calcext:value-type="float">
            <text:p>-0.342</text:p>
          </table:table-cell>
          <table:table-cell table:formula="of:=[.$C$2]*([.B87]-[.B86])+[.$E$2]*[.C86]" office:value-type="float" office:value="0.00635275327604373" calcext:value-type="float">
            <text:p>0.006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A88]/[.$B$2]*2*PI())" office:value-type="float" office:value="-0.275637355816999" calcext:value-type="float">
            <text:p>-0.276</text:p>
          </table:table-cell>
          <table:table-cell table:formula="of:=[.$C$2]*([.B88]-[.B87])+[.$E$2]*[.C87]" office:value-type="float" office:value="0.0599423255555437" calcext:value-type="float">
            <text:p>0.060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89]/[.$B$2]*2*PI())" office:value-type="float" office:value="-0.20791169081776" calcext:value-type="float">
            <text:p>-0.208</text:p>
          </table:table-cell>
          <table:table-cell table:formula="of:=[.$C$2]*([.B89]-[.B88])+[.$E$2]*[.C88]" office:value-type="float" office:value="0.00786856722700212" calcext:value-type="float">
            <text:p>0.008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A90]/[.$B$2]*2*PI())" office:value-type="float" office:value="-0.139173100960066" calcext:value-type="float">
            <text:p>-0.139</text:p>
          </table:table-cell>
          <table:table-cell table:formula="of:=[.$C$2]*([.B90]-[.B89])+[.$E$2]*[.C89]" office:value-type="float" office:value="0.0607834182525622" calcext:value-type="float">
            <text:p>0.061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A91]/[.$B$2]*2*PI())" office:value-type="float" office:value="-0.0697564737441256" calcext:value-type="float">
            <text:p>-0.070</text:p>
          </table:table-cell>
          <table:table-cell table:formula="of:=[.$C$2]*([.B91]-[.B90])+[.$E$2]*[.C90]" office:value-type="float" office:value="0.00871842240535655" calcext:value-type="float">
            <text:p>0.009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92]/[.$B$2]*2*PI())" office:value-type="float" office:value="-2.44929359829471E-016" calcext:value-type="float">
            <text:p>0.000</text:p>
          </table:table-cell>
          <table:table-cell table:formula="of:=[.$C$2]*([.B92]-[.B91])+[.$E$2]*[.C91]" office:value-type="float" office:value="0.0609525610650916" calcext:value-type="float">
            <text:p>0.061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[.A93]/[.$B$2]*2*PI())" office:value-type="float" office:value="0.0697564737441252" calcext:value-type="float">
            <text:p>0.070</text:p>
          </table:table-cell>
          <table:table-cell table:formula="of:=[.$C$2]*([.B93]-[.B92])+[.$E$2]*[.C92]" office:value-type="float" office:value="0.00888912357049658" calcext:value-type="float">
            <text:p>0.009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[.A94]/[.$B$2]*2*PI())" office:value-type="float" office:value="0.139173100960065" calcext:value-type="float">
            <text:p>0.139</text:p>
          </table:table-cell>
          <table:table-cell table:formula="of:=[.$C$2]*([.B94]-[.B93])+[.$E$2]*[.C93]" office:value-type="float" office:value="0.0604431265324003" calcext:value-type="float">
            <text:p>0.060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[.A95]/[.$B$2]*2*PI())" office:value-type="float" office:value="0.207911690817759" calcext:value-type="float">
            <text:p>0.208</text:p>
          </table:table-cell>
          <table:table-cell table:formula="of:=[.$C$2]*([.B95]-[.B94])+[.$E$2]*[.C94]" office:value-type="float" office:value="0.00838067260697493" calcext:value-type="float">
            <text:p>0.008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[.A96]/[.$B$2]*2*PI())" office:value-type="float" office:value="0.275637355816999" calcext:value-type="float">
            <text:p>0.276</text:p>
          </table:table-cell>
          <table:table-cell table:formula="of:=[.$C$2]*([.B96]-[.B95])+[.$E$2]*[.C95]" office:value-type="float" office:value="0.0592617166937359" calcext:value-type="float">
            <text:p>0.059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[.A97]/[.$B$2]*2*PI())" office:value-type="float" office:value="0.342020143325669" calcext:value-type="float">
            <text:p>0.342</text:p>
          </table:table-cell>
          <table:table-cell table:formula="of:=[.$C$2]*([.B97]-[.B96])+[.$E$2]*[.C96]" office:value-type="float" office:value="0.0072062686302997" calcext:value-type="float">
            <text:p>0.007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[.A98]/[.$B$2]*2*PI())" office:value-type="float" office:value="0.4067366430758" calcext:value-type="float">
            <text:p>0.407</text:p>
          </table:table-cell>
          <table:table-cell table:formula="of:=[.$C$2]*([.B98]-[.B97])+[.$E$2]*[.C97]" office:value-type="float" office:value="0.0574280344451232" calcext:value-type="float">
            <text:p>0.057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[.A99]/[.$B$2]*2*PI())" office:value-type="float" office:value="0.46947156278589" calcext:value-type="float">
            <text:p>0.469</text:p>
          </table:table-cell>
          <table:table-cell table:formula="of:=[.$C$2]*([.B99]-[.B98])+[.$E$2]*[.C98]" office:value-type="float" office:value="0.00539205122272786" calcext:value-type="float">
            <text:p>0.005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[.A100]/[.$B$2]*2*PI())" office:value-type="float" office:value="0.529919264233204" calcext:value-type="float">
            <text:p>0.530</text:p>
          </table:table-cell>
          <table:table-cell table:formula="of:=[.$C$2]*([.B100]-[.B99])+[.$E$2]*[.C99]" office:value-type="float" office:value="0.0549744999038166" calcext:value-type="float">
            <text:p>0.055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[.A101]/[.$B$2]*2*PI())" office:value-type="float" office:value="0.587785252292474" calcext:value-type="float">
            <text:p>0.588</text:p>
          </table:table-cell>
          <table:table-cell table:formula="of:=[.$C$2]*([.B101]-[.B100])+[.$E$2]*[.C100]" office:value-type="float" office:value="0.00297659179664987" calcext:value-type="float">
            <text:p>0.003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[.A102]/[.$B$2]*2*PI())" office:value-type="float" office:value="0.642787609686539" calcext:value-type="float">
            <text:p>0.643</text:p>
          </table:table-cell>
          <table:table-cell table:formula="of:=[.$C$2]*([.B102]-[.B101])+[.$E$2]*[.C101]" office:value-type="float" office:value="0.0519456192474252" calcext:value-type="float">
            <text:p>0.052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[.A103]/[.$B$2]*2*PI())" office:value-type="float" office:value="0.694658370458997" calcext:value-type="float">
            <text:p>0.695</text:p>
          </table:table-cell>
          <table:table-cell table:formula="of:=[.$C$2]*([.B103]-[.B102])+[.$E$2]*[.C102]" office:value-type="float" office:value="0.0000101429856312688" calcext:value-type="float">
            <text:p>0.000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[.A104]/[.$B$2]*2*PI())" office:value-type="float" office:value="0.743144825477394" calcext:value-type="float">
            <text:p>0.743</text:p>
          </table:table-cell>
          <table:table-cell table:formula="of:=[.$C$2]*([.B104]-[.B103])+[.$E$2]*[.C103]" office:value-type="float" office:value="0.0483971183125422" calcext:value-type="float">
            <text:p>0.048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[.A105]/[.$B$2]*2*PI())" office:value-type="float" office:value="0.788010753606722" calcext:value-type="float">
            <text:p>0.788</text:p>
          </table:table-cell>
          <table:table-cell table:formula="of:=[.$C$2]*([.B105]-[.B104])+[.$E$2]*[.C104]" office:value-type="float" office:value="-0.00344633932713231" calcext:value-type="float">
            <text:p>-0.003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[.A106]/[.$B$2]*2*PI())" office:value-type="float" office:value="0.829037572555041" calcext:value-type="float">
            <text:p>0.829</text:p>
          </table:table-cell>
          <table:table-cell table:formula="of:=[.$C$2]*([.B106]-[.B105])+[.$E$2]*[.C105]" office:value-type="float" office:value="0.0443948578163695" calcext:value-type="float">
            <text:p>0.044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[.A107]/[.$B$2]*2*PI())" office:value-type="float" office:value="0.866025403784439" calcext:value-type="float">
            <text:p>0.866</text:p>
          </table:table-cell>
          <table:table-cell table:formula="of:=[.$C$2]*([.B107]-[.B106])+[.$E$2]*[.C106]" office:value-type="float" office:value="-0.00732238230785693" calcext:value-type="float">
            <text:p>-0.007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[.A108]/[.$B$2]*2*PI())" office:value-type="float" office:value="0.898794046299167" calcext:value-type="float">
            <text:p>0.899</text:p>
          </table:table-cell>
          <table:table-cell table:formula="of:=[.$C$2]*([.B108]-[.B107])+[.$E$2]*[.C107]" office:value-type="float" office:value="0.0400135513153338" calcext:value-type="float">
            <text:p>0.040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[.A109]/[.$B$2]*2*PI())" office:value-type="float" office:value="0.927183854566787" calcext:value-type="float">
            <text:p>0.927</text:p>
          </table:table-cell>
          <table:table-cell table:formula="of:=[.$C$2]*([.B109]-[.B108])+[.$E$2]*[.C108]" office:value-type="float" office:value="-0.0115393677087242" calcext:value-type="float">
            <text:p>-0.012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[.A110]/[.$B$2]*2*PI())" office:value-type="float" office:value="0.951056516295154" calcext:value-type="float">
            <text:p>0.951</text:p>
          </table:table-cell>
          <table:table-cell table:formula="of:=[.$C$2]*([.B110]-[.B109])+[.$E$2]*[.C109]" office:value-type="float" office:value="0.0353353108541542" calcext:value-type="float">
            <text:p>0.035</text:p>
          </table:table-cell>
          <table:table-cell table:number-columns-repeated="16381"/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0.996732" calcext:value-type="float">
            <text:p>0.996732</text:p>
          </table:table-cell>
          <table:table-cell table:formula="of:=[.A2]*[.$B$1]" office:value-type="float" office:value="1020.653568" calcext:value-type="float">
            <text:p>1020.653568</text:p>
          </table:table-cell>
          <table:table-cell table:number-columns-repeated="2"/>
        </table:table-row>
        <table:table-row table:style-name="ro1">
          <table:table-cell office:value-type="float" office:value="0.998366" calcext:value-type="float">
            <text:p>0.998366</text:p>
          </table:table-cell>
          <table:table-cell table:formula="of:=[.A3]*[.$B$1]" office:value-type="float" office:value="1022.326784" calcext:value-type="float">
            <text:p>1022.32678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4" calcext:value-type="float">
            <text:p>14</text:p>
          </table:table-cell>
          <table:table-cell table:formula="of:=[.B5]" office:value-type="float" office:value="14" calcext:value-type="float">
            <text:p>14</text:p>
          </table:table-cell>
          <table:table-cell table:formula="of:=[.C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92000" calcext:value-type="float">
            <text:p>192000</text:p>
          </table:table-cell>
          <table:table-cell table:formula="of:=[.B6]" office:value-type="float" office:value="192000" calcext:value-type="float">
            <text:p>192000</text:p>
          </table:table-cell>
          <table:table-cell table:formula="of:=[.C6]" office:value-type="float" office:value="192000" calcext:value-type="float">
            <text:p>192000</text:p>
          </table:table-cell>
        </table:table-row>
        <table:table-row table:style-name="ro1">
          <table:table-cell office:value-type="string" calcext:value-type="string">
            <text:p>fcut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Ωc</text:p>
          </table:table-cell>
          <table:table-cell table:style-name="ce8" table:formula="of:=TAN(PI()*[.B7]/[.B6])" office:value-type="float" office:value="0.00163624763398772" calcext:value-type="float">
            <text:p>1.64E-03</text:p>
          </table:table-cell>
          <table:table-cell table:style-name="ce8" table:formula="of:=TAN(PI()*[.C7]/[.C6])" office:value-type="float" office:value="0.0163639221353116" calcext:value-type="float">
            <text:p>1.64E-02</text:p>
          </table:table-cell>
          <table:table-cell table:style-name="ce8" table:formula="of:=TAN(PI()*[.D7]/[.D6])" office:value-type="float" office:value="0.00016362461883471" calcext:value-type="float">
            <text:p>1.64E-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3" table:formula="of:=1/(1+[.B8])" office:value-type="float" office:value="0.998366425298752" calcext:value-type="float">
            <text:p>0.99837</text:p>
          </table:table-cell>
          <table:table-cell table:style-name="ce3" table:formula="of:=1/(1+[.C8])" office:value-type="float" office:value="0.9838995444654" calcext:value-type="float">
            <text:p>0.98390</text:p>
          </table:table-cell>
          <table:table-cell table:style-name="ce3" table:formula="of:=1/(1+[.D8])" office:value-type="float" office:value="0.999836402149801" calcext:value-type="float">
            <text:p>0.999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3" table:formula="of:=([.B8]-1)/([.B8]+1)" office:value-type="float" office:value="-0.996732850597504" calcext:value-type="float">
            <text:p>-0.99673</text:p>
          </table:table-cell>
          <table:table-cell table:style-name="ce3" table:formula="of:=([.C8]-1)/([.C8]+1)" office:value-type="float" office:value="-0.967799088930799" calcext:value-type="float">
            <text:p>-0.96780</text:p>
          </table:table-cell>
          <table:table-cell table:style-name="ce3" table:formula="of:=([.D8]-1)/([.D8]+1)" office:value-type="float" office:value="-0.999672804299602" calcext:value-type="float">
            <text:p>-0.99967</text:p>
          </table:table-cell>
        </table:table-row>
        <table:table-row table:style-name="ro1">
          <table:table-cell office:value-type="string" calcext:value-type="string">
            <text:p>b enc</text:p>
          </table:table-cell>
          <table:table-cell table:style-name="ce9" table:formula="of:=[.B9]*POWER(2;[.B$5])" office:value-type="float" office:value="16357.2355120948" calcext:value-type="float">
            <text:p>16357</text:p>
          </table:table-cell>
          <table:table-cell table:style-name="ce9" table:formula="of:=[.C9]*POWER(2;[.C$5])" office:value-type="float" office:value="16120.2101365211" calcext:value-type="float">
            <text:p>16120</text:p>
          </table:table-cell>
          <table:table-cell table:style-name="ce9" table:formula="of:=[.D9]*POWER(2;[.D$5])" office:value-type="float" office:value="16381.3196128223" calcext:value-type="float">
            <text:p>16381</text:p>
          </table:table-cell>
        </table:table-row>
        <table:table-row table:style-name="ro1">
          <table:table-cell office:value-type="string" calcext:value-type="string">
            <text:p>a enc</text:p>
          </table:table-cell>
          <table:table-cell table:style-name="ce9" table:formula="of:=[.B10]*POWER(2;[.B$5])" office:value-type="float" office:value="-16330.4710241895" calcext:value-type="float">
            <text:p>-16330</text:p>
          </table:table-cell>
          <table:table-cell table:style-name="ce9" table:formula="of:=[.C10]*POWER(2;[.C$5])" office:value-type="float" office:value="-15856.4202730422" calcext:value-type="float">
            <text:p>-15856</text:p>
          </table:table-cell>
          <table:table-cell table:style-name="ce9" table:formula="of:=[.D10]*POWER(2;[.D$5])" office:value-type="float" office:value="-16378.6392256447" calcext:value-type="float">
            <text:p>-16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08:00:00.632850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8:09:19.242162951</meta:creation-date>
    <dc:date>2024-12-15T22:16:55.413256733</dc:date>
    <meta:editing-duration>P1DT20H9M35S</meta:editing-duration>
    <meta:editing-cycles>5</meta:editing-cycles>
    <meta:generator>LibreOffice/24.2.6.2$Linux_X86_64 LibreOffice_project/420$Build-2</meta:generator>
    <meta:document-statistic meta:table-count="4" meta:cell-count="512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4.A3:Sheet4.C110" chart:data-source-has-labels="column" svg:x="0.32cm" svg:y="0.18cm" svg:width="12.508cm" svg:height="8.64cm">
          <chart:coordinate-region svg:x="1.153cm" svg:y="0.379cm" svg:width="11.675cm" svg:height="8.242cm"/>
          <chart:axis chart:dimension="x" chart:name="primary-x" chart:style-name="ch4" chartooo:axis-type="auto">
            <chartooo:date-scale/>
            <chart:categories table:cell-range-address="Sheet4.A3:Sheet4.A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B110" chart:class="chart:line">
            <chart:data-point chart:repeated="108"/>
          </chart:series>
          <chart:series chart:style-name="ch7" chart:values-cell-range-address="Sheet4.C3:Sheet4.C110" chart:class="chart:line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A3:Sheet4.A110</svg:desc>
                </draw:g>
              </table:table-cell>
              <table:table-cell office:value-type="float" office:value="0.0697564737441253">
                <text:p>0.0697564737441253</text:p>
                <draw:g>
                  <svg:desc>Sheet4.B3:Sheet4.B110</svg:desc>
                </draw:g>
              </table:table-cell>
              <table:table-cell office:value-type="float" office:value="0">
                <text:p>0</text:p>
                <draw:g>
                  <svg:desc>Sheet4.C3:Sheet4.C1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0693032004470693">
                <text:p>0.06930320044706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000450446586141864">
                <text:p>-0.0004504465861418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0680639757893295">
                <text:p>0.0680639757893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00156722468256953">
                <text:p>-0.001567224682569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0661728559818466">
                <text:p>0.06617285598184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69471562785891">
                <text:p>0.469471562785891</text:p>
              </table:table-cell>
              <table:table-cell office:value-type="float" office:value="-0.00332419223721359">
                <text:p>-0.003324192237213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0.0636622586801316">
                <text:p>0.06366225868013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0056827753839855">
                <text:p>-0.00568277538398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0605766876161149">
                <text:p>0.06057668761611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-0.00859271905162958">
                <text:p>-0.008592719051629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0569718661966657">
                <text:p>0.05697186619666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-0.0119930649351705">
                <text:p>-0.01199306493517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0.0529136527251207">
                <text:p>0.05291365272512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0158133377948469">
                <text:p>-0.01581333779484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0484767583597928">
                <text:p>0.04847675835979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-0.019974916992562">
                <text:p>-0.0199749169925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0437432927629323">
                <text:p>0.04374329276293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0295726275997">
                <text:p>0.970295726275997</text:p>
              </table:table-cell>
              <table:table-cell office:value-type="float" office:value="-0.0243925665704488">
                <text:p>-0.02439256657044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0388011657474212">
                <text:p>0.03880116574742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0289760940903032">
                <text:p>-0.02897609409030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0.0337423760313211">
                <text:p>0.03374237603132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-0.0336321059464507">
                <text:p>-0.03363210594645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0286612204077128">
                <text:p>0.02866122040771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038265824986876">
                <text:p>-0.0382658249868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0295726275997">
                <text:p>0.970295726275997</text:p>
              </table:table-cell>
              <table:table-cell office:value-type="float" office:value="0.0236524581862943">
                <text:p>0.02365245818629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0427829350646756">
                <text:p>-0.04278293506467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0.0188094666337822">
                <text:p>0.01880946663378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-0.0470914166177342">
                <text:p>-0.04709141661773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142224233153683">
                <text:p>0.01422242331536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-0.0511033375491418">
                <text:p>-0.05110333754914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0.00997655071587301">
                <text:p>0.009976550715873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43144825477395">
                <text:p>0.743144825477395</text:p>
              </table:table-cell>
              <table:table-cell office:value-type="float" office:value="-0.0547365645508978">
                <text:p>-0.05473656455089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94658370458998">
                <text:p>0.694658370458998</text:p>
              </table:table-cell>
              <table:table-cell office:value-type="float" office:value="0.0061504573070485">
                <text:p>0.006150457307048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-0.0579163615619249">
                <text:p>-0.05791636156192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00281460735025618">
                <text:p>0.0028146073502561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-0.060576844248215">
                <text:p>-0.0605768442482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69471562785891">
                <text:p>0.469471562785891</text:p>
              </table:table-cell>
              <table:table-cell office:value-type="float" office:value="0.0000299492180625763">
                <text:p>0.00002994921806257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0626622621953023">
                <text:p>-0.06266226219530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00215327106709138">
                <text:p>-0.002153271067091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-0.0641280838566364">
                <text:p>-0.06412808385663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00369648798403827">
                <text:p>-0.003696487984038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-0.0649418631405601">
                <text:p>-0.06494186314056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697564737441255">
                <text:p>0.0697564737441255</text:p>
              </table:table-cell>
              <table:table-cell office:value-type="float" office:value="-0.00457356731525223">
                <text:p>-0.004573567315252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0650838707687615">
                <text:p>-0.06508387076876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697564737441248">
                <text:p>-0.0697564737441248</text:p>
              </table:table-cell>
              <table:table-cell office:value-type="float" office:value="-0.00477131498693785">
                <text:p>-0.004771314986937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39173100960066">
                <text:p>-0.139173100960066</text:p>
              </table:table-cell>
              <table:table-cell office:value-type="float" office:value="-0.0645474781175093">
                <text:p>-0.06454747811750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00428973404284479">
                <text:p>-0.004289734042844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275637355816999">
                <text:p>-0.275637355816999</text:p>
              </table:table-cell>
              <table:table-cell office:value-type="float" office:value="-0.063339286070638">
                <text:p>-0.0633392860706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00314202475012171">
                <text:p>-0.003142024750121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0614789963763011">
                <text:p>-0.06147899637630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469471562785891">
                <text:p>-0.469471562785891</text:p>
              </table:table-cell>
              <table:table-cell office:value-type="float" office:value="-0.00135432783514098">
                <text:p>-0.001354327835140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529919264233205">
                <text:p>-0.529919264233205</text:p>
              </table:table-cell>
              <table:table-cell office:value-type="float" office:value="-0.0589990280113737">
                <text:p>-0.05899902801137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0010347841530531">
                <text:p>0.00103478415305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0559438860205252">
                <text:p>-0.055943886020525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694658370458997">
                <text:p>-0.694658370458997</text:p>
              </table:table-cell>
              <table:table-cell office:value-type="float" office:value="0.00397505745165425">
                <text:p>0.0039750574516542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0523692951147989">
                <text:p>-0.05236929511479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788010753606722">
                <text:p>-0.788010753606722</text:p>
              </table:table-cell>
              <table:table-cell office:value-type="float" office:value="0.00740553505559891">
                <text:p>0.007405535055598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829037572555041">
                <text:p>-0.829037572555041</text:p>
              </table:table-cell>
              <table:table-cell office:value-type="float" office:value="-0.0483411148931949">
                <text:p>-0.04834111489319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0112557430165558">
                <text:p>0.01125574301655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898794046299167">
                <text:p>-0.898794046299167</text:p>
              </table:table-cell>
              <table:table-cell office:value-type="float" office:value="-0.0439340578012371">
                <text:p>-0.04393405780123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927183854566787">
                <text:p>-0.927183854566787</text:p>
              </table:table-cell>
              <table:table-cell office:value-type="float" office:value="0.0154470619794315">
                <text:p>0.015447061979431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0392302347799847">
                <text:p>-0.03923023477998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970295726275997">
                <text:p>-0.970295726275997</text:p>
              </table:table-cell>
              <table:table-cell office:value-type="float" office:value="0.0198942572609895">
                <text:p>0.019894257260989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0343175569127852">
                <text:p>-0.034317556912785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0245071376893387">
                <text:p>0.024507137689338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999390827019096">
                <text:p>-0.999390827019096</text:p>
              </table:table-cell>
              <table:table-cell office:value-type="float" office:value="-0.029288024179875">
                <text:p>-0.0292880241798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999390827019096">
                <text:p>-0.999390827019096</text:p>
              </table:table-cell>
              <table:table-cell office:value-type="float" office:value="0.0291923109168552">
                <text:p>0.02919231091685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-0.0242359346282739">
                <text:p>-0.02423593462827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33855001041364">
                <text:p>0.03385500104136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970295726275997">
                <text:p>-0.970295726275997</text:p>
              </table:table-cell>
              <table:table-cell office:value-type="float" office:value="-0.0192560488134362">
                <text:p>-0.019256048813436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0384008931576482">
                <text:p>0.038400893157648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927183854566787">
                <text:p>-0.927183854566787</text:p>
              </table:table-cell>
              <table:table-cell office:value-type="float" office:value="-0.0144417452397069">
                <text:p>-0.014441745239706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98794046299167">
                <text:p>-0.898794046299167</text:p>
              </table:table-cell>
              <table:table-cell office:value-type="float" office:value="0.0427379689371746">
                <text:p>0.04273796893717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00988320270182858">
                <text:p>-0.0098832027018285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29037572555042">
                <text:p>-0.829037572555042</text:p>
              </table:table-cell>
              <table:table-cell office:value-type="float" office:value="0.0467782975085671">
                <text:p>0.046778297508567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788010753606722">
                <text:p>-0.788010753606722</text:p>
              </table:table-cell>
              <table:table-cell office:value-type="float" office:value="-0.00566564490615142">
                <text:p>-0.0056656449061514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0504397467813631">
                <text:p>0.050439746781363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694658370458998">
                <text:p>-0.694658370458998</text:p>
              </table:table-cell>
              <table:table-cell office:value-type="float" office:value="-0.00186768153798525">
                <text:p>-0.00186768153798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0.0536475819040749">
                <text:p>0.05364758190407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00144022193567192">
                <text:p>0.0014402219356719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529919264233205">
                <text:p>-0.529919264233205</text:p>
              </table:table-cell>
              <table:table-cell office:value-type="float" office:value="0.0563359197443934">
                <text:p>0.056335919744393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469471562785891">
                <text:p>-0.469471562785891</text:p>
              </table:table-cell>
              <table:table-cell office:value-type="float" office:value="0.00419711594448062">
                <text:p>0.0041971159444806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0.0584490110817103">
                <text:p>0.05844901108171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00635275327604373">
                <text:p>0.0063527532760437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275637355816999">
                <text:p>-0.275637355816999</text:p>
              </table:table-cell>
              <table:table-cell office:value-type="float" office:value="0.0599423255555437">
                <text:p>0.059942325555543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20791169081776">
                <text:p>-0.20791169081776</text:p>
              </table:table-cell>
              <table:table-cell office:value-type="float" office:value="0.00786856722700212">
                <text:p>0.007868567227002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139173100960066">
                <text:p>-0.139173100960066</text:p>
              </table:table-cell>
              <table:table-cell office:value-type="float" office:value="0.0607834182525622">
                <text:p>0.06078341825256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0697564737441256">
                <text:p>-0.0697564737441256</text:p>
              </table:table-cell>
              <table:table-cell office:value-type="float" office:value="0.00871842240535655">
                <text:p>0.008718422405356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0.0609525610650916">
                <text:p>0.060952561065091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0.00888912357049658">
                <text:p>0.008889123570496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0604431265324003">
                <text:p>0.06044312653240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00838067260697493">
                <text:p>0.0083806726069749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0592617166937359">
                <text:p>0.059261716693735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0072062686302997">
                <text:p>0.007206268630299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0574280344451232">
                <text:p>0.05742803444512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6947156278589">
                <text:p>0.46947156278589</text:p>
              </table:table-cell>
              <table:table-cell office:value-type="float" office:value="0.00539205122272786">
                <text:p>0.0053920512227278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29919264233204">
                <text:p>0.529919264233204</text:p>
              </table:table-cell>
              <table:table-cell office:value-type="float" office:value="0.0549744999038166">
                <text:p>0.054974499903816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00297659179664987">
                <text:p>0.002976591796649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0519456192474252">
                <text:p>0.051945619247425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0.0000101429856312688">
                <text:p>0.000010142985631268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0483971183125422">
                <text:p>0.048397118312542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-0.00344633932713231">
                <text:p>-0.0034463393271323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829037572555041">
                <text:p>0.829037572555041</text:p>
              </table:table-cell>
              <table:table-cell office:value-type="float" office:value="0.0443948578163695">
                <text:p>0.044394857816369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00732238230785693">
                <text:p>-0.0073223823078569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0400135513153338">
                <text:p>0.040013551315333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-0.0115393677087242">
                <text:p>-0.011539367708724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0353353108541542">
                <text:p>0.03533531085415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